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 style:data-style-name="N128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ce3"/>
        <table:table-row table:style-name="ro1">
          <table:table-cell office:value-type="string" calcext:value-type="string">
            <text:p>European Union - 27 countries (from 2020)</text:p>
          </table:table-cell>
          <table:table-cell office:value-type="float" office:value="8228290.8" calcext:value-type="float">
            <text:p>8.228.290,8</text:p>
          </table:table-cell>
          <table:table-cell table:style-name="ce2" office:value-type="float" office:value="8232523.18" calcext:value-type="float">
            <text:p>8.232.523,18</text:p>
          </table:table-cell>
          <table:table-cell table:style-name="ce2" office:value-type="float" office:value="8304189.58" calcext:value-type="float">
            <text:p>8.304.189,58</text:p>
          </table:table-cell>
          <table:table-cell table:style-name="ce2" office:value-type="float" office:value="8400452.48" calcext:value-type="float">
            <text:p>8.400.452,48</text:p>
          </table:table-cell>
          <table:table-cell table:style-name="ce2" office:value-type="float" office:value="8407504.08" calcext:value-type="float">
            <text:p>8.407.504,08</text:p>
          </table:table-cell>
          <table:table-cell table:style-name="ce2" office:value-type="float" office:value="8421871.57" calcext:value-type="float">
            <text:p>8.421.871,57</text:p>
          </table:table-cell>
          <table:table-cell table:style-name="ce2" office:value-type="float" office:value="8382163.61" calcext:value-type="float">
            <text:p>8.382.163,61</text:p>
          </table:table-cell>
          <table:table-cell table:style-name="ce2" office:value-type="float" office:value="8315583.1" calcext:value-type="float">
            <text:p>8.315.583,1</text:p>
          </table:table-cell>
          <table:table-cell table:style-name="ce2" office:value-type="float" office:value="8322121.34" calcext:value-type="float">
            <text:p>8.322.121,34</text:p>
          </table:table-cell>
          <table:table-cell table:style-name="ce2" office:value-type="float" office:value="8305668.58" calcext:value-type="float">
            <text:p>8.305.668,5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style-name="ce3" office:value-type="float" office:value="214921.96" calcext:value-type="float">
            <text:p>214.921,96</text:p>
          </table:table-cell>
          <table:table-cell office:value-type="float" office:value="213346.1" calcext:value-type="float">
            <text:p>213.346,1</text:p>
          </table:table-cell>
          <table:table-cell office:value-type="float" office:value="214168.36" calcext:value-type="float">
            <text:p>214.168,36</text:p>
          </table:table-cell>
          <table:table-cell office:value-type="float" office:value="217419.63" calcext:value-type="float">
            <text:p>217.419,63</text:p>
          </table:table-cell>
          <table:table-cell office:value-type="float" office:value="218374.18" calcext:value-type="float">
            <text:p>218.374,18</text:p>
          </table:table-cell>
          <table:table-cell table:style-name="ce4" office:value-type="float" office:value="214560" calcext:value-type="float">
            <text:p>214.560</text:p>
          </table:table-cell>
          <table:table-cell office:value-type="float" office:value="215639.79" calcext:value-type="float">
            <text:p>215.639,79</text:p>
          </table:table-cell>
          <table:table-cell office:value-type="float" office:value="215010.25" calcext:value-type="float">
            <text:p>215.010,25</text:p>
          </table:table-cell>
          <table:table-cell office:value-type="float" office:value="214965.02" calcext:value-type="float">
            <text:p>214.965,02</text:p>
          </table:table-cell>
          <table:table-cell office:value-type="float" office:value="214970.63" calcext:value-type="float">
            <text:p>214.970,6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3542.55" calcext:value-type="float">
            <text:p>63.542,55</text:p>
          </table:table-cell>
          <table:table-cell table:style-name="ce2" office:value-type="float" office:value="65577.86" calcext:value-type="float">
            <text:p>65.577,86</text:p>
          </table:table-cell>
          <table:table-cell table:style-name="ce2" office:value-type="float" office:value="70579.02" calcext:value-type="float">
            <text:p>70.579,02</text:p>
          </table:table-cell>
          <table:table-cell table:style-name="ce2" office:value-type="float" office:value="72552.95" calcext:value-type="float">
            <text:p>72.552,95</text:p>
          </table:table-cell>
          <table:table-cell table:style-name="ce2" office:value-type="float" office:value="72702.32" calcext:value-type="float">
            <text:p>72.702,32</text:p>
          </table:table-cell>
          <table:table-cell table:style-name="ce2" office:value-type="float" office:value="72671.98" calcext:value-type="float">
            <text:p>72.671,98</text:p>
          </table:table-cell>
          <table:table-cell table:style-name="ce2" office:value-type="float" office:value="72367.11" calcext:value-type="float">
            <text:p>72.367,11</text:p>
          </table:table-cell>
          <table:table-cell table:style-name="ce2" office:value-type="float" office:value="71625.05" calcext:value-type="float">
            <text:p>71.625,05</text:p>
          </table:table-cell>
          <table:table-cell table:style-name="ce2" office:value-type="float" office:value="73254.68" calcext:value-type="float">
            <text:p>73.254,68</text:p>
          </table:table-cell>
          <table:table-cell table:style-name="ce2" office:value-type="float" office:value="73715.26" calcext:value-type="float">
            <text:p>73.715,26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table:style-name="ce3" office:value-type="float" office:value="136714.18" calcext:value-type="float">
            <text:p>136.714,18</text:p>
          </table:table-cell>
          <table:table-cell office:value-type="float" office:value="137252.96" calcext:value-type="float">
            <text:p>137.252,96</text:p>
          </table:table-cell>
          <table:table-cell office:value-type="float" office:value="139797.25" calcext:value-type="float">
            <text:p>139.797,25</text:p>
          </table:table-cell>
          <table:table-cell office:value-type="float" office:value="143179.77" calcext:value-type="float">
            <text:p>143.179,77</text:p>
          </table:table-cell>
          <table:table-cell table:style-name="ce4" office:value-type="float" office:value="132188" calcext:value-type="float">
            <text:p>132.188</text:p>
          </table:table-cell>
          <table:table-cell office:value-type="float" office:value="133602.79" calcext:value-type="float">
            <text:p>133.602,79</text:p>
          </table:table-cell>
          <table:table-cell office:value-type="float" office:value="138548.44" calcext:value-type="float">
            <text:p>138.548,44</text:p>
          </table:table-cell>
          <table:table-cell office:value-type="float" office:value="137963.79" calcext:value-type="float">
            <text:p>137.963,79</text:p>
          </table:table-cell>
          <table:table-cell office:value-type="float" office:value="137927.64" calcext:value-type="float">
            <text:p>137.927,64</text:p>
          </table:table-cell>
          <table:table-cell office:value-type="float" office:value="141298.29" calcext:value-type="float">
            <text:p>141.298,2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38889.49" calcext:value-type="float">
            <text:p>238.889,49</text:p>
          </table:table-cell>
          <table:table-cell table:style-name="ce2" office:value-type="float" office:value="237979.29" calcext:value-type="float">
            <text:p>237.979,29</text:p>
          </table:table-cell>
          <table:table-cell table:style-name="ce2" office:value-type="float" office:value="238634.07" calcext:value-type="float">
            <text:p>238.634,07</text:p>
          </table:table-cell>
          <table:table-cell table:style-name="ce2" office:value-type="float" office:value="236816.89" calcext:value-type="float">
            <text:p>236.816,89</text:p>
          </table:table-cell>
          <table:table-cell table:style-name="ce2" office:value-type="float" office:value="238236.38" calcext:value-type="float">
            <text:p>238.236,38</text:p>
          </table:table-cell>
          <table:table-cell table:style-name="ce2" office:value-type="float" office:value="238290.4" calcext:value-type="float">
            <text:p>238.290,4</text:p>
          </table:table-cell>
          <table:table-cell table:style-name="ce2" office:value-type="float" office:value="240282.14" calcext:value-type="float">
            <text:p>240.282,14</text:p>
          </table:table-cell>
          <table:table-cell table:style-name="ce2" office:value-type="float" office:value="234750.11" calcext:value-type="float">
            <text:p>234.750,11</text:p>
          </table:table-cell>
          <table:table-cell table:style-name="ce2" office:value-type="float" office:value="236093.77" calcext:value-type="float">
            <text:p>236.093,77</text:p>
          </table:table-cell>
          <table:table-cell table:style-name="ce2" office:value-type="float" office:value="236093.54" calcext:value-type="float">
            <text:p>236.093,54</text:p>
          </table:table-cell>
        </table:table-row>
        <table:table-row table:style-name="ro1">
          <table:table-cell office:value-type="string" calcext:value-type="string">
            <text:p>Germany (until 1990 former territory of the FRG)</text:p>
          </table:table-cell>
          <table:table-cell table:style-name="ce3" office:value-type="float" office:value="1292589.66" calcext:value-type="float">
            <text:p>1.292.589,66</text:p>
          </table:table-cell>
          <table:table-cell office:value-type="float" office:value="1314232.13" calcext:value-type="float">
            <text:p>1.314.232,13</text:p>
          </table:table-cell>
          <table:table-cell office:value-type="float" office:value="1330338.33" calcext:value-type="float">
            <text:p>1.330.338,33</text:p>
          </table:table-cell>
          <table:table-cell office:value-type="float" office:value="1332915.06" calcext:value-type="float">
            <text:p>1.332.915,06</text:p>
          </table:table-cell>
          <table:table-cell office:value-type="float" office:value="1324509.88" calcext:value-type="float">
            <text:p>1.324.509,88</text:p>
          </table:table-cell>
          <table:table-cell office:value-type="float" office:value="1317566.53" calcext:value-type="float">
            <text:p>1.317.566,53</text:p>
          </table:table-cell>
          <table:table-cell office:value-type="float" office:value="1298081.66" calcext:value-type="float">
            <text:p>1.298.081,66</text:p>
          </table:table-cell>
          <table:table-cell office:value-type="float" office:value="1286769.91" calcext:value-type="float">
            <text:p>1.286.769,91</text:p>
          </table:table-cell>
          <table:table-cell office:value-type="float" office:value="1271203.03" calcext:value-type="float">
            <text:p>1.271.203,03</text:p>
          </table:table-cell>
          <table:table-cell office:value-type="float" office:value="1242538.13" calcext:value-type="float">
            <text:p>1.242.538,1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6729.3" calcext:value-type="float">
            <text:p>26.729,3</text:p>
          </table:table-cell>
          <table:table-cell table:style-name="ce2" office:value-type="float" office:value="28201.25" calcext:value-type="float">
            <text:p>28.201,25</text:p>
          </table:table-cell>
          <table:table-cell table:style-name="ce2" office:value-type="float" office:value="28671.64" calcext:value-type="float">
            <text:p>28.671,64</text:p>
          </table:table-cell>
          <table:table-cell table:style-name="ce2" office:value-type="float" office:value="26099.56" calcext:value-type="float">
            <text:p>26.099,56</text:p>
          </table:table-cell>
          <table:table-cell table:style-name="ce2" office:value-type="float" office:value="25740.99" calcext:value-type="float">
            <text:p>25.740,99</text:p>
          </table:table-cell>
          <table:table-cell table:style-name="ce2" office:value-type="float" office:value="26471.25" calcext:value-type="float">
            <text:p>26.471,25</text:p>
          </table:table-cell>
          <table:table-cell table:style-name="ce2" office:value-type="float" office:value="26760.8" calcext:value-type="float">
            <text:p>26.760,8</text:p>
          </table:table-cell>
          <table:table-cell table:style-name="ce5" office:value-type="float" office:value="27281" calcext:value-type="float">
            <text:p>27.281</text:p>
          </table:table-cell>
          <table:table-cell table:style-name="ce2" office:value-type="float" office:value="27404.58" calcext:value-type="float">
            <text:p>27.404,58</text:p>
          </table:table-cell>
          <table:table-cell table:style-name="ce5" office:value-type="float" office:value="27269" calcext:value-type="float">
            <text:p>27.26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style-name="ce4" office:value-type="float" office:value="499409" calcext:value-type="float">
            <text:p>499.409</text:p>
          </table:table-cell>
          <table:table-cell office:value-type="float" office:value="503944.87" calcext:value-type="float">
            <text:p>503.944,87</text:p>
          </table:table-cell>
          <table:table-cell office:value-type="float" office:value="500216.16" calcext:value-type="float">
            <text:p>500.216,16</text:p>
          </table:table-cell>
          <table:table-cell office:value-type="float" office:value="518428.49" calcext:value-type="float">
            <text:p>518.428,49</text:p>
          </table:table-cell>
          <table:table-cell office:value-type="float" office:value="533253.02" calcext:value-type="float">
            <text:p>533.253,02</text:p>
          </table:table-cell>
          <table:table-cell office:value-type="float" office:value="550645.39" calcext:value-type="float">
            <text:p>550.645,39</text:p>
          </table:table-cell>
          <table:table-cell office:value-type="float" office:value="563477.78" calcext:value-type="float">
            <text:p>563.477,78</text:p>
          </table:table-cell>
          <table:table-cell table:style-name="ce4" office:value-type="float" office:value="548839" calcext:value-type="float">
            <text:p>548.839</text:p>
          </table:table-cell>
          <table:table-cell office:value-type="float" office:value="555497.71" calcext:value-type="float">
            <text:p>555.497,71</text:p>
          </table:table-cell>
          <table:table-cell office:value-type="float" office:value="574506.91" calcext:value-type="float">
            <text:p>574.506,9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6597.1" calcext:value-type="float">
            <text:p>196.597,1</text:p>
          </table:table-cell>
          <table:table-cell table:style-name="ce2" office:value-type="float" office:value="192648.3" calcext:value-type="float">
            <text:p>192.648,3</text:p>
          </table:table-cell>
          <table:table-cell table:style-name="ce2" office:value-type="float" office:value="185975.63" calcext:value-type="float">
            <text:p>185.975,63</text:p>
          </table:table-cell>
          <table:table-cell table:style-name="ce2" office:value-type="float" office:value="182057.38" calcext:value-type="float">
            <text:p>182.057,38</text:p>
          </table:table-cell>
          <table:table-cell table:style-name="ce2" office:value-type="float" office:value="178770.49" calcext:value-type="float">
            <text:p>178.770,49</text:p>
          </table:table-cell>
          <table:table-cell table:style-name="ce2" office:value-type="float" office:value="178072.88" calcext:value-type="float">
            <text:p>178.072,88</text:p>
          </table:table-cell>
          <table:table-cell table:style-name="ce2" office:value-type="float" office:value="179114.41" calcext:value-type="float">
            <text:p>179.114,41</text:p>
          </table:table-cell>
          <table:table-cell table:style-name="ce2" office:value-type="float" office:value="177014.62" calcext:value-type="float">
            <text:p>177.014,62</text:p>
          </table:table-cell>
          <table:table-cell table:style-name="ce2" office:value-type="float" office:value="176260.71" calcext:value-type="float">
            <text:p>176.260,71</text:p>
          </table:table-cell>
          <table:table-cell table:style-name="ce2" office:value-type="float" office:value="176544.82" calcext:value-type="float">
            <text:p>176.544,8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3" office:value-type="float" office:value="881475.51" calcext:value-type="float">
            <text:p>881.475,51</text:p>
          </table:table-cell>
          <table:table-cell office:value-type="float" office:value="863158.21" calcext:value-type="float">
            <text:p>863.158,21</text:p>
          </table:table-cell>
          <table:table-cell office:value-type="float" office:value="883687.47" calcext:value-type="float">
            <text:p>883.687,47</text:p>
          </table:table-cell>
          <table:table-cell office:value-type="float" office:value="914269.78" calcext:value-type="float">
            <text:p>914.269,78</text:p>
          </table:table-cell>
          <table:table-cell office:value-type="float" office:value="925995.09" calcext:value-type="float">
            <text:p>925.995,09</text:p>
          </table:table-cell>
          <table:table-cell office:value-type="float" office:value="940973.88" calcext:value-type="float">
            <text:p>940.973,88</text:p>
          </table:table-cell>
          <table:table-cell office:value-type="float" office:value="947467.68" calcext:value-type="float">
            <text:p>947.467,68</text:p>
          </table:table-cell>
          <table:table-cell office:value-type="float" office:value="947957.76" calcext:value-type="float">
            <text:p>947.957,76</text:p>
          </table:table-cell>
          <table:table-cell office:value-type="float" office:value="963208.84" calcext:value-type="float">
            <text:p>963.208,84</text:p>
          </table:table-cell>
          <table:table-cell office:value-type="float" office:value="975903.49" calcext:value-type="float">
            <text:p>975.903,4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538129.22" calcext:value-type="float">
            <text:p>1.538.129,22</text:p>
          </table:table-cell>
          <table:table-cell table:style-name="ce2" office:value-type="float" office:value="1536389.29" calcext:value-type="float">
            <text:p>1.536.389,29</text:p>
          </table:table-cell>
          <table:table-cell table:style-name="ce2" office:value-type="float" office:value="1567554.9" calcext:value-type="float">
            <text:p>1.567.554,9</text:p>
          </table:table-cell>
          <table:table-cell table:style-name="ce2" office:value-type="float" office:value="1571810.43" calcext:value-type="float">
            <text:p>1.571.810,43</text:p>
          </table:table-cell>
          <table:table-cell table:style-name="ce2" office:value-type="float" office:value="1555715.47" calcext:value-type="float">
            <text:p>1.555.715,47</text:p>
          </table:table-cell>
          <table:table-cell table:style-name="ce2" office:value-type="float" office:value="1541619.03" calcext:value-type="float">
            <text:p>1.541.619,03</text:p>
          </table:table-cell>
          <table:table-cell table:style-name="ce2" office:value-type="float" office:value="1524519.79" calcext:value-type="float">
            <text:p>1.524.519,79</text:p>
          </table:table-cell>
          <table:table-cell table:style-name="ce2" office:value-type="float" office:value="1498352.51" calcext:value-type="float">
            <text:p>1.498.352,51</text:p>
          </table:table-cell>
          <table:table-cell table:style-name="ce2" office:value-type="float" office:value="1480502.03" calcext:value-type="float">
            <text:p>1.480.502,03</text:p>
          </table:table-cell>
          <table:table-cell table:style-name="ce2" office:value-type="float" office:value="1480516.23" calcext:value-type="float">
            <text:p>1.480.516,23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3" office:value-type="float" office:value="62920.24" calcext:value-type="float">
            <text:p>62.920,24</text:p>
          </table:table-cell>
          <table:table-cell office:value-type="float" office:value="60098.99" calcext:value-type="float">
            <text:p>60.098,99</text:p>
          </table:table-cell>
          <table:table-cell office:value-type="float" office:value="59346.06" calcext:value-type="float">
            <text:p>59.346,06</text:p>
          </table:table-cell>
          <table:table-cell office:value-type="float" office:value="58991.73" calcext:value-type="float">
            <text:p>58.991,73</text:p>
          </table:table-cell>
          <table:table-cell office:value-type="float" office:value="60711.08" calcext:value-type="float">
            <text:p>60.711,08</text:p>
          </table:table-cell>
          <table:table-cell office:value-type="float" office:value="58828.76" calcext:value-type="float">
            <text:p>58.828,76</text:p>
          </table:table-cell>
          <table:table-cell office:value-type="float" office:value="55293.13" calcext:value-type="float">
            <text:p>55.293,13</text:p>
          </table:table-cell>
          <table:table-cell office:value-type="float" office:value="55276.22" calcext:value-type="float">
            <text:p>55.276,22</text:p>
          </table:table-cell>
          <table:table-cell office:value-type="float" office:value="53704.3" calcext:value-type="float">
            <text:p>53.704,3</text:p>
          </table:table-cell>
          <table:table-cell office:value-type="float" office:value="51492.02" calcext:value-type="float">
            <text:p>51.492,0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769774.26" calcext:value-type="float">
            <text:p>769.774,26</text:p>
          </table:table-cell>
          <table:table-cell table:style-name="ce2" office:value-type="float" office:value="770180.11" calcext:value-type="float">
            <text:p>770.180,11</text:p>
          </table:table-cell>
          <table:table-cell table:style-name="ce2" office:value-type="float" office:value="759054.5" calcext:value-type="float">
            <text:p>759.054,5</text:p>
          </table:table-cell>
          <table:table-cell table:style-name="ce2" office:value-type="float" office:value="763715.6" calcext:value-type="float">
            <text:p>763.715,6</text:p>
          </table:table-cell>
          <table:table-cell table:style-name="ce2" office:value-type="float" office:value="775275.54" calcext:value-type="float">
            <text:p>775.275,54</text:p>
          </table:table-cell>
          <table:table-cell table:style-name="ce2" office:value-type="float" office:value="777024.98" calcext:value-type="float">
            <text:p>777.024,98</text:p>
          </table:table-cell>
          <table:table-cell table:style-name="ce2" office:value-type="float" office:value="770533.47" calcext:value-type="float">
            <text:p>770.533,47</text:p>
          </table:table-cell>
          <table:table-cell table:style-name="ce2" office:value-type="float" office:value="768913.5" calcext:value-type="float">
            <text:p>768.913,5</text:p>
          </table:table-cell>
          <table:table-cell table:style-name="ce2" office:value-type="float" office:value="776205.48" calcext:value-type="float">
            <text:p>776.205,48</text:p>
          </table:table-cell>
          <table:table-cell table:style-name="ce2" office:value-type="float" office:value="763089.31" calcext:value-type="float">
            <text:p>763.089,3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style-name="ce3" office:value-type="float" office:value="12308.66" calcext:value-type="float">
            <text:p>12.308,66</text:p>
          </table:table-cell>
          <table:table-cell office:value-type="float" office:value="11585.96" calcext:value-type="float">
            <text:p>11.585,96</text:p>
          </table:table-cell>
          <table:table-cell office:value-type="float" office:value="11369.49" calcext:value-type="float">
            <text:p>11.369,49</text:p>
          </table:table-cell>
          <table:table-cell office:value-type="float" office:value="11427.23" calcext:value-type="float">
            <text:p>11.427,23</text:p>
          </table:table-cell>
          <table:table-cell office:value-type="float" office:value="12167.38" calcext:value-type="float">
            <text:p>12.167,38</text:p>
          </table:table-cell>
          <table:table-cell table:style-name="ce4" office:value-type="float" office:value="12555" calcext:value-type="float">
            <text:p>12.555</text:p>
          </table:table-cell>
          <table:table-cell office:value-type="float" office:value="12774.63" calcext:value-type="float">
            <text:p>12.774,63</text:p>
          </table:table-cell>
          <table:table-cell office:value-type="float" office:value="13152.93" calcext:value-type="float">
            <text:p>13.152,93</text:p>
          </table:table-cell>
          <table:table-cell office:value-type="float" office:value="14256.54" calcext:value-type="float">
            <text:p>14.256,54</text:p>
          </table:table-cell>
          <table:table-cell office:value-type="float" office:value="14323.27" calcext:value-type="float">
            <text:p>14.323,2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5832.19" calcext:value-type="float">
            <text:p>35.832,19</text:p>
          </table:table-cell>
          <table:table-cell table:style-name="ce2" office:value-type="float" office:value="37261.03" calcext:value-type="float">
            <text:p>37.261,03</text:p>
          </table:table-cell>
          <table:table-cell table:style-name="ce2" office:value-type="float" office:value="38597.43" calcext:value-type="float">
            <text:p>38.597,43</text:p>
          </table:table-cell>
          <table:table-cell table:style-name="ce2" office:value-type="float" office:value="38758.43" calcext:value-type="float">
            <text:p>38.758,43</text:p>
          </table:table-cell>
          <table:table-cell table:style-name="ce2" office:value-type="float" office:value="38937.14" calcext:value-type="float">
            <text:p>38.937,14</text:p>
          </table:table-cell>
          <table:table-cell table:style-name="ce5" office:value-type="float" office:value="39367" calcext:value-type="float">
            <text:p>39.367</text:p>
          </table:table-cell>
          <table:table-cell table:style-name="ce2" office:value-type="float" office:value="38099.65" calcext:value-type="float">
            <text:p>38.099,65</text:p>
          </table:table-cell>
          <table:table-cell table:style-name="ce2" office:value-type="float" office:value="38403.46" calcext:value-type="float">
            <text:p>38.403,46</text:p>
          </table:table-cell>
          <table:table-cell table:style-name="ce2" office:value-type="float" office:value="38346.17" calcext:value-type="float">
            <text:p>38.346,17</text:p>
          </table:table-cell>
          <table:table-cell table:style-name="ce2" office:value-type="float" office:value="37926.46" calcext:value-type="float">
            <text:p>37.926,4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style-name="ce3" office:value-type="float" office:value="75695.59" calcext:value-type="float">
            <text:p>75.695,59</text:p>
          </table:table-cell>
          <table:table-cell office:value-type="float" office:value="74459.36" calcext:value-type="float">
            <text:p>74.459,36</text:p>
          </table:table-cell>
          <table:table-cell office:value-type="float" office:value="76641.81" calcext:value-type="float">
            <text:p>76.641,81</text:p>
          </table:table-cell>
          <table:table-cell office:value-type="float" office:value="77037.51" calcext:value-type="float">
            <text:p>77.037,51</text:p>
          </table:table-cell>
          <table:table-cell office:value-type="float" office:value="74082.13" calcext:value-type="float">
            <text:p>74.082,13</text:p>
          </table:table-cell>
          <table:table-cell office:value-type="float" office:value="71683.1" calcext:value-type="float">
            <text:p>71.683,1</text:p>
          </table:table-cell>
          <table:table-cell office:value-type="float" office:value="70278.21" calcext:value-type="float">
            <text:p>70.278,21</text:p>
          </table:table-cell>
          <table:table-cell office:value-type="float" office:value="68728.65" calcext:value-type="float">
            <text:p>68.728,65</text:p>
          </table:table-cell>
          <table:table-cell office:value-type="float" office:value="67314.03" calcext:value-type="float">
            <text:p>67.314,03</text:p>
          </table:table-cell>
          <table:table-cell office:value-type="float" office:value="66239.62" calcext:value-type="float">
            <text:p>66.239,6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6614.63" calcext:value-type="float">
            <text:p>16.614,63</text:p>
          </table:table-cell>
          <table:table-cell table:style-name="ce2" office:value-type="float" office:value="17038.03" calcext:value-type="float">
            <text:p>17.038,03</text:p>
          </table:table-cell>
          <table:table-cell table:style-name="ce2" office:value-type="float" office:value="17447.84" calcext:value-type="float">
            <text:p>17.447,84</text:p>
          </table:table-cell>
          <table:table-cell table:style-name="ce2" office:value-type="float" office:value="17812.17" calcext:value-type="float">
            <text:p>17.812,17</text:p>
          </table:table-cell>
          <table:table-cell table:style-name="ce2" office:value-type="float" office:value="18371.69" calcext:value-type="float">
            <text:p>18.371,69</text:p>
          </table:table-cell>
          <table:table-cell table:style-name="ce2" office:value-type="float" office:value="18483.64" calcext:value-type="float">
            <text:p>18.483,64</text:p>
          </table:table-cell>
          <table:table-cell table:style-name="ce2" office:value-type="float" office:value="18508.34" calcext:value-type="float">
            <text:p>18.508,34</text:p>
          </table:table-cell>
          <table:table-cell table:style-name="ce2" office:value-type="float" office:value="18164.02" calcext:value-type="float">
            <text:p>18.164,02</text:p>
          </table:table-cell>
          <table:table-cell table:style-name="ce2" office:value-type="float" office:value="18661.78" calcext:value-type="float">
            <text:p>18.661,78</text:p>
          </table:table-cell>
          <table:table-cell table:style-name="ce2" office:value-type="float" office:value="18237.49" calcext:value-type="float">
            <text:p>18.237,4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style-name="ce3" office:value-type="float" office:value="97720.59" calcext:value-type="float">
            <text:p>97.720,59</text:p>
          </table:table-cell>
          <table:table-cell office:value-type="float" office:value="99323.37" calcext:value-type="float">
            <text:p>99.323,37</text:p>
          </table:table-cell>
          <table:table-cell office:value-type="float" office:value="102534.96" calcext:value-type="float">
            <text:p>102.534,96</text:p>
          </table:table-cell>
          <table:table-cell table:style-name="ce4" office:value-type="float" office:value="105505" calcext:value-type="float">
            <text:p>105.505</text:p>
          </table:table-cell>
          <table:table-cell office:value-type="float" office:value="107322.71" calcext:value-type="float">
            <text:p>107.322,71</text:p>
          </table:table-cell>
          <table:table-cell office:value-type="float" office:value="107009.85" calcext:value-type="float">
            <text:p>107.009,85</text:p>
          </table:table-cell>
          <table:table-cell office:value-type="float" office:value="109000.65" calcext:value-type="float">
            <text:p>109.000,65</text:p>
          </table:table-cell>
          <table:table-cell office:value-type="float" office:value="109161.34" calcext:value-type="float">
            <text:p>109.161,34</text:p>
          </table:table-cell>
          <table:table-cell office:value-type="float" office:value="110432.38" calcext:value-type="float">
            <text:p>110.432,38</text:p>
          </table:table-cell>
          <table:table-cell office:value-type="float" office:value="110509.23" calcext:value-type="float">
            <text:p>110.509,23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691.35" calcext:value-type="float">
            <text:p>1.691,35</text:p>
          </table:table-cell>
          <table:table-cell table:style-name="ce2" office:value-type="float" office:value="1657.02" calcext:value-type="float">
            <text:p>1.657,02</text:p>
          </table:table-cell>
          <table:table-cell table:style-name="ce2" office:value-type="float" office:value="1631.17" calcext:value-type="float">
            <text:p>1.631,17</text:p>
          </table:table-cell>
          <table:table-cell table:style-name="ce2" office:value-type="float" office:value="1607.2" calcext:value-type="float">
            <text:p>1.607,2</text:p>
          </table:table-cell>
          <table:table-cell table:style-name="ce2" office:value-type="float" office:value="1587.62" calcext:value-type="float">
            <text:p>1.587,62</text:p>
          </table:table-cell>
          <table:table-cell table:style-name="ce2" office:value-type="float" office:value="1536.88" calcext:value-type="float">
            <text:p>1.536,88</text:p>
          </table:table-cell>
          <table:table-cell table:style-name="ce2" office:value-type="float" office:value="1544.82" calcext:value-type="float">
            <text:p>1.544,82</text:p>
          </table:table-cell>
          <table:table-cell table:style-name="ce2" office:value-type="float" office:value="1550.49" calcext:value-type="float">
            <text:p>1.550,49</text:p>
          </table:table-cell>
          <table:table-cell table:style-name="ce2" office:value-type="float" office:value="1582.37" calcext:value-type="float">
            <text:p>1.582,37</text:p>
          </table:table-cell>
          <table:table-cell table:style-name="ce2" office:value-type="float" office:value="1545.52" calcext:value-type="float">
            <text:p>1.545,5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3" office:value-type="float" office:value="502856.76" calcext:value-type="float">
            <text:p>502.856,76</text:p>
          </table:table-cell>
          <table:table-cell office:value-type="float" office:value="513444.45" calcext:value-type="float">
            <text:p>513.444,45</text:p>
          </table:table-cell>
          <table:table-cell office:value-type="float" office:value="511174.45" calcext:value-type="float">
            <text:p>511.174,45</text:p>
          </table:table-cell>
          <table:table-cell office:value-type="float" office:value="529337.69" calcext:value-type="float">
            <text:p>529.337,69</text:p>
          </table:table-cell>
          <table:table-cell office:value-type="float" office:value="542490.12" calcext:value-type="float">
            <text:p>542.490,12</text:p>
          </table:table-cell>
          <table:table-cell office:value-type="float" office:value="541441.2" calcext:value-type="float">
            <text:p>541.441,2</text:p>
          </table:table-cell>
          <table:table-cell office:value-type="float" office:value="520101.18" calcext:value-type="float">
            <text:p>520.101,18</text:p>
          </table:table-cell>
          <table:table-cell office:value-type="float" office:value="523375.72" calcext:value-type="float">
            <text:p>523.375,72</text:p>
          </table:table-cell>
          <table:table-cell office:value-type="float" office:value="520117.59" calcext:value-type="float">
            <text:p>520.117,59</text:p>
          </table:table-cell>
          <table:table-cell office:value-type="float" office:value="514081.1" calcext:value-type="float">
            <text:p>514.081,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75721.77" calcext:value-type="float">
            <text:p>175.721,77</text:p>
          </table:table-cell>
          <table:table-cell table:style-name="ce5" office:value-type="float" office:value="176757" calcext:value-type="float">
            <text:p>176.757</text:p>
          </table:table-cell>
          <table:table-cell table:style-name="ce2" office:value-type="float" office:value="177743.6" calcext:value-type="float">
            <text:p>177.743,6</text:p>
          </table:table-cell>
          <table:table-cell table:style-name="ce2" office:value-type="float" office:value="178324.15" calcext:value-type="float">
            <text:p>178.324,15</text:p>
          </table:table-cell>
          <table:table-cell table:style-name="ce2" office:value-type="float" office:value="179140.23" calcext:value-type="float">
            <text:p>179.140,23</text:p>
          </table:table-cell>
          <table:table-cell table:style-name="ce2" office:value-type="float" office:value="180034.56" calcext:value-type="float">
            <text:p>180.034,56</text:p>
          </table:table-cell>
          <table:table-cell table:style-name="ce2" office:value-type="float" office:value="177400.5" calcext:value-type="float">
            <text:p>177.400,5</text:p>
          </table:table-cell>
          <table:table-cell table:style-name="ce2" office:value-type="float" office:value="174752.36" calcext:value-type="float">
            <text:p>174.752,36</text:p>
          </table:table-cell>
          <table:table-cell table:style-name="ce2" office:value-type="float" office:value="173427.27" calcext:value-type="float">
            <text:p>173.427,27</text:p>
          </table:table-cell>
          <table:table-cell table:style-name="ce2" office:value-type="float" office:value="174290.16" calcext:value-type="float">
            <text:p>174.290,1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3" office:value-type="float" office:value="549470.36" calcext:value-type="float">
            <text:p>549.470,36</text:p>
          </table:table-cell>
          <table:table-cell office:value-type="float" office:value="550943.06" calcext:value-type="float">
            <text:p>550.943,06</text:p>
          </table:table-cell>
          <table:table-cell office:value-type="float" office:value="553388.58" calcext:value-type="float">
            <text:p>553.388,58</text:p>
          </table:table-cell>
          <table:table-cell office:value-type="float" office:value="557137.81" calcext:value-type="float">
            <text:p>557.137,81</text:p>
          </table:table-cell>
          <table:table-cell office:value-type="float" office:value="548721.31" calcext:value-type="float">
            <text:p>548.721,31</text:p>
          </table:table-cell>
          <table:table-cell office:value-type="float" office:value="565383.78" calcext:value-type="float">
            <text:p>565.383,78</text:p>
          </table:table-cell>
          <table:table-cell office:value-type="float" office:value="572261.08" calcext:value-type="float">
            <text:p>572.261,08</text:p>
          </table:table-cell>
          <table:table-cell office:value-type="float" office:value="572190.53" calcext:value-type="float">
            <text:p>572.190,53</text:p>
          </table:table-cell>
          <table:table-cell office:value-type="float" office:value="582846.62" calcext:value-type="float">
            <text:p>582.846,62</text:p>
          </table:table-cell>
          <table:table-cell office:value-type="float" office:value="582882.46" calcext:value-type="float">
            <text:p>582.882,4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67705.4" calcext:value-type="float">
            <text:p>167.705,4</text:p>
          </table:table-cell>
          <table:table-cell table:style-name="ce2" office:value-type="float" office:value="165340.2" calcext:value-type="float">
            <text:p>165.340,2</text:p>
          </table:table-cell>
          <table:table-cell table:style-name="ce2" office:value-type="float" office:value="165754.3" calcext:value-type="float">
            <text:p>165.754,3</text:p>
          </table:table-cell>
          <table:table-cell table:style-name="ce2" office:value-type="float" office:value="168181.3" calcext:value-type="float">
            <text:p>168.181,3</text:p>
          </table:table-cell>
          <table:table-cell table:style-name="ce2" office:value-type="float" office:value="171434.4" calcext:value-type="float">
            <text:p>171.434,4</text:p>
          </table:table-cell>
          <table:table-cell table:style-name="ce2" office:value-type="float" office:value="175146.9" calcext:value-type="float">
            <text:p>175.146,9</text:p>
          </table:table-cell>
          <table:table-cell table:style-name="ce2" office:value-type="float" office:value="177257.9" calcext:value-type="float">
            <text:p>177.257,9</text:p>
          </table:table-cell>
          <table:table-cell table:style-name="ce2" office:value-type="float" office:value="178222.8" calcext:value-type="float">
            <text:p>178.222,8</text:p>
          </table:table-cell>
          <table:table-cell table:style-name="ce2" office:value-type="float" office:value="178677.6" calcext:value-type="float">
            <text:p>178.677,6</text:p>
          </table:table-cell>
          <table:table-cell table:style-name="ce2" office:value-type="float" office:value="181848.28" calcext:value-type="float">
            <text:p>181.848,2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style-name="ce3" office:value-type="float" office:value="354923.71" calcext:value-type="float">
            <text:p>354.923,71</text:p>
          </table:table-cell>
          <table:table-cell office:value-type="float" office:value="346002.36" calcext:value-type="float">
            <text:p>346.002,36</text:p>
          </table:table-cell>
          <table:table-cell office:value-type="float" office:value="352267.19" calcext:value-type="float">
            <text:p>352.267,19</text:p>
          </table:table-cell>
          <table:table-cell office:value-type="float" office:value="356663.12" calcext:value-type="float">
            <text:p>356.663,12</text:p>
          </table:table-cell>
          <table:table-cell office:value-type="float" office:value="352424.84" calcext:value-type="float">
            <text:p>352.424,84</text:p>
          </table:table-cell>
          <table:table-cell office:value-type="float" office:value="339785.36" calcext:value-type="float">
            <text:p>339.785,36</text:p>
          </table:table-cell>
          <table:table-cell office:value-type="float" office:value="335255.98" calcext:value-type="float">
            <text:p>335.255,98</text:p>
          </table:table-cell>
          <table:table-cell office:value-type="float" office:value="333500.44" calcext:value-type="float">
            <text:p>333.500,44</text:p>
          </table:table-cell>
          <table:table-cell office:value-type="float" office:value="336691.19" calcext:value-type="float">
            <text:p>336.691,19</text:p>
          </table:table-cell>
          <table:table-cell office:value-type="float" office:value="333134.05" calcext:value-type="float">
            <text:p>333.134,0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44932.78" calcext:value-type="float">
            <text:p>44.932,78</text:p>
          </table:table-cell>
          <table:table-cell table:style-name="ce2" office:value-type="float" office:value="44548.14" calcext:value-type="float">
            <text:p>44.548,14</text:p>
          </table:table-cell>
          <table:table-cell table:style-name="ce2" office:value-type="float" office:value="45465.39" calcext:value-type="float">
            <text:p>45.465,39</text:p>
          </table:table-cell>
          <table:table-cell table:style-name="ce2" office:value-type="float" office:value="46886.37" calcext:value-type="float">
            <text:p>46.886,37</text:p>
          </table:table-cell>
          <table:table-cell table:style-name="ce2" office:value-type="float" office:value="47713.54" calcext:value-type="float">
            <text:p>47.713,54</text:p>
          </table:table-cell>
          <table:table-cell table:style-name="ce2" office:value-type="float" office:value="46795.85" calcext:value-type="float">
            <text:p>46.795,85</text:p>
          </table:table-cell>
          <table:table-cell table:style-name="ce2" office:value-type="float" office:value="46541.31" calcext:value-type="float">
            <text:p>46.541,31</text:p>
          </table:table-cell>
          <table:table-cell table:style-name="ce2" office:value-type="float" office:value="46992.37" calcext:value-type="float">
            <text:p>46.992,37</text:p>
          </table:table-cell>
          <table:table-cell table:style-name="ce2" office:value-type="float" office:value="46941.04" calcext:value-type="float">
            <text:p>46.941,04</text:p>
          </table:table-cell>
          <table:table-cell table:style-name="ce2" office:value-type="float" office:value="47019.06" calcext:value-type="float">
            <text:p>47.019,0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style-name="ce3" office:value-type="float" office:value="40146.66" calcext:value-type="float">
            <text:p>40.146,66</text:p>
          </table:table-cell>
          <table:table-cell office:value-type="float" office:value="39375.76" calcext:value-type="float">
            <text:p>39.375,76</text:p>
          </table:table-cell>
          <table:table-cell office:value-type="float" office:value="38866.44" calcext:value-type="float">
            <text:p>38.866,44</text:p>
          </table:table-cell>
          <table:table-cell office:value-type="float" office:value="39409.33" calcext:value-type="float">
            <text:p>39.409,33</text:p>
          </table:table-cell>
          <table:table-cell office:value-type="float" office:value="38018.63" calcext:value-type="float">
            <text:p>38.018,63</text:p>
          </table:table-cell>
          <table:table-cell office:value-type="float" office:value="38162.71" calcext:value-type="float">
            <text:p>38.162,71</text:p>
          </table:table-cell>
          <table:table-cell office:value-type="float" office:value="38265.44" calcext:value-type="float">
            <text:p>38.265,44</text:p>
          </table:table-cell>
          <table:table-cell office:value-type="float" office:value="37099.34" calcext:value-type="float">
            <text:p>37.099,34</text:p>
          </table:table-cell>
          <table:table-cell office:value-type="float" office:value="36940.28" calcext:value-type="float">
            <text:p>36.940,28</text:p>
          </table:table-cell>
          <table:table-cell office:value-type="float" office:value="36371.73" calcext:value-type="float">
            <text:p>36.371,7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00545.13" calcext:value-type="float">
            <text:p>100.545,13</text:p>
          </table:table-cell>
          <table:table-cell table:style-name="ce2" office:value-type="float" office:value="100621.22" calcext:value-type="float">
            <text:p>100.621,22</text:p>
          </table:table-cell>
          <table:table-cell table:style-name="ce2" office:value-type="float" office:value="102272.65" calcext:value-type="float">
            <text:p>102.272,65</text:p>
          </table:table-cell>
          <table:table-cell table:style-name="ce2" office:value-type="float" office:value="103605.89" calcext:value-type="float">
            <text:p>103.605,89</text:p>
          </table:table-cell>
          <table:table-cell table:style-name="ce2" office:value-type="float" office:value="103222.1" calcext:value-type="float">
            <text:p>103.222,1</text:p>
          </table:table-cell>
          <table:table-cell table:style-name="ce2" office:value-type="float" office:value="102501.47" calcext:value-type="float">
            <text:p>102.501,47</text:p>
          </table:table-cell>
          <table:table-cell table:style-name="ce2" office:value-type="float" office:value="101650.45" calcext:value-type="float">
            <text:p>101.650,45</text:p>
          </table:table-cell>
          <table:table-cell table:style-name="ce2" office:value-type="float" office:value="101304.31" calcext:value-type="float">
            <text:p>101.304,31</text:p>
          </table:table-cell>
          <table:table-cell table:style-name="ce2" office:value-type="float" office:value="101277.5" calcext:value-type="float">
            <text:p>101.277,5</text:p>
          </table:table-cell>
          <table:table-cell table:style-name="ce2" office:value-type="float" office:value="100941.44" calcext:value-type="float">
            <text:p>100.941,4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style-name="ce3" office:value-type="float" office:value="130432.72" calcext:value-type="float">
            <text:p>130.432,72</text:p>
          </table:table-cell>
          <table:table-cell office:value-type="float" office:value="131156.86" calcext:value-type="float">
            <text:p>131.156,86</text:p>
          </table:table-cell>
          <table:table-cell office:value-type="float" office:value="131010.87" calcext:value-type="float">
            <text:p>131.010,87</text:p>
          </table:table-cell>
          <table:table-cell office:value-type="float" office:value="130502.04" calcext:value-type="float">
            <text:p>130.502,04</text:p>
          </table:table-cell>
          <table:table-cell office:value-type="float" office:value="130397.81" calcext:value-type="float">
            <text:p>130.397,81</text:p>
          </table:table-cell>
          <table:table-cell office:value-type="float" office:value="131656.4" calcext:value-type="float">
            <text:p>131.656,4</text:p>
          </table:table-cell>
          <table:table-cell office:value-type="float" office:value="131137.28" calcext:value-type="float">
            <text:p>131.137,28</text:p>
          </table:table-cell>
          <table:table-cell office:value-type="float" office:value="129230.63" calcext:value-type="float">
            <text:p>129.230,63</text:p>
          </table:table-cell>
          <table:table-cell office:value-type="float" office:value="128381.18" calcext:value-type="float">
            <text:p>128.381,18</text:p>
          </table:table-cell>
          <table:table-cell office:value-type="float" office:value="128381.09" calcext:value-type="float">
            <text:p>128.381,09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4260.64" calcext:value-type="float">
            <text:p>14.260,64</text:p>
          </table:table-cell>
          <table:table-cell table:style-name="ce2" office:value-type="float" office:value="13903.94" calcext:value-type="float">
            <text:p>13.903,94</text:p>
          </table:table-cell>
          <table:table-cell table:style-name="ce2" office:value-type="float" office:value="14831.63" calcext:value-type="float">
            <text:p>14.831,63</text:p>
          </table:table-cell>
          <table:table-cell table:style-name="ce2" office:value-type="float" office:value="14974.97" calcext:value-type="float">
            <text:p>14.974,97</text:p>
          </table:table-cell>
          <table:table-cell table:style-name="ce2" office:value-type="float" office:value="15188.2" calcext:value-type="float">
            <text:p>15.188,2</text:p>
          </table:table-cell>
          <table:table-cell table:style-name="ce2" office:value-type="float" office:value="14866.24" calcext:value-type="float">
            <text:p>14.866,24</text:p>
          </table:table-cell>
          <table:table-cell table:style-name="ce2" office:value-type="float" office:value="14422.04" calcext:value-type="float">
            <text:p>14.422,04</text:p>
          </table:table-cell>
          <table:table-cell table:style-name="ce2" office:value-type="float" office:value="14202.78" calcext:value-type="float">
            <text:p>14.202,78</text:p>
          </table:table-cell>
          <table:table-cell table:style-name="ce2" office:value-type="float" office:value="13950.87" calcext:value-type="float">
            <text:p>13.950,87</text:p>
          </table:table-cell>
          <table:table-cell table:style-name="ce2" office:value-type="float" office:value="13843.7" calcext:value-type="float">
            <text:p>13.843,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style-name="ce3" office:value-type="float" office:value="103005.71" calcext:value-type="float">
            <text:p>103.005,71</text:p>
          </table:table-cell>
          <table:table-cell office:value-type="float" office:value="104067.07" calcext:value-type="float">
            <text:p>104.067,07</text:p>
          </table:table-cell>
          <table:table-cell office:value-type="float" office:value="104803.93" calcext:value-type="float">
            <text:p>104.803,93</text:p>
          </table:table-cell>
          <table:table-cell office:value-type="float" office:value="106413.86" calcext:value-type="float">
            <text:p>106.413,86</text:p>
          </table:table-cell>
          <table:table-cell office:value-type="float" office:value="108522.49" calcext:value-type="float">
            <text:p>108.522,49</text:p>
          </table:table-cell>
          <table:table-cell office:value-type="float" office:value="108160.82" calcext:value-type="float">
            <text:p>108.160,82</text:p>
          </table:table-cell>
          <table:table-cell office:value-type="float" office:value="107440.92" calcext:value-type="float">
            <text:p>107.440,92</text:p>
          </table:table-cell>
          <table:table-cell office:value-type="float" office:value="104532.15" calcext:value-type="float">
            <text:p>104.532,15</text:p>
          </table:table-cell>
          <table:table-cell office:value-type="float" office:value="104082.72" calcext:value-type="float">
            <text:p>104.082,72</text:p>
          </table:table-cell>
          <table:table-cell office:value-type="float" office:value="106127.15" calcext:value-type="float">
            <text:p>106.127,1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5" office:value-type="float" office:value="162248" calcext:value-type="float">
            <text:p>162.248</text:p>
          </table:table-cell>
          <table:table-cell table:style-name="ce5" office:value-type="float" office:value="160674" calcext:value-type="float">
            <text:p>160.674</text:p>
          </table:table-cell>
          <table:table-cell table:style-name="ce5" office:value-type="float" office:value="161932" calcext:value-type="float">
            <text:p>161.932</text:p>
          </table:table-cell>
          <table:table-cell table:style-name="ce5" office:value-type="float" office:value="161398" calcext:value-type="float">
            <text:p>161.398</text:p>
          </table:table-cell>
          <table:table-cell table:style-name="ce5" office:value-type="float" office:value="160095" calcext:value-type="float">
            <text:p>160.095</text:p>
          </table:table-cell>
          <table:table-cell table:style-name="ce5" office:value-type="float" office:value="158478" calcext:value-type="float">
            <text:p>158.478</text:p>
          </table:table-cell>
          <table:table-cell table:style-name="ce5" office:value-type="float" office:value="158191" calcext:value-type="float">
            <text:p>158.191</text:p>
          </table:table-cell>
          <table:table-cell table:style-name="ce5" office:value-type="float" office:value="155485" calcext:value-type="float">
            <text:p>155.485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style-name="ce3" office:value-type="float" office:value="999682.34" calcext:value-type="float">
            <text:p>999.682,34</text:p>
          </table:table-cell>
          <table:table-cell office:value-type="float" office:value="1000858.17" calcext:value-type="float">
            <text:p>1.000.858,17</text:p>
          </table:table-cell>
          <table:table-cell office:value-type="float" office:value="1020181.49" calcext:value-type="float">
            <text:p>1.020.181,49</text:p>
          </table:table-cell>
          <table:table-cell office:value-type="float" office:value="1024988.54" calcext:value-type="float">
            <text:p>1.024.988,54</text:p>
          </table:table-cell>
          <table:table-cell office:value-type="float" office:value="1024651.62" calcext:value-type="float">
            <text:p>1.024.651,62</text:p>
          </table:table-cell>
          <table:table-cell office:value-type="float" office:value="1028570.02" calcext:value-type="float">
            <text:p>1.028.570,02</text:p>
          </table:table-cell>
          <table:table-cell office:value-type="float" office:value="1016566.52" calcext:value-type="float">
            <text:p>1.016.566,52</text:p>
          </table:table-cell>
          <table:table-cell office:value-type="float" office:value="1002976.68" calcext:value-type="float">
            <text:p>1.002.976,68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13916.4" calcext:value-type="float">
            <text:p>113.916,4</text:p>
          </table:table-cell>
          <table:table-cell table:style-name="ce2" office:value-type="float" office:value="112693.1" calcext:value-type="float">
            <text:p>112.693,1</text:p>
          </table:table-cell>
          <table:table-cell table:style-name="ce2" office:value-type="float" office:value="110592.42" calcext:value-type="float">
            <text:p>110.592,42</text:p>
          </table:table-cell>
          <table:table-cell table:number-columns-repeated="7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ürkiye</text:p>
          </table:table-cell>
          <table:table-cell table:style-name="ce3" office:value-type="float" office:value="1162115.98" calcext:value-type="float">
            <text:p>1.162.115,98</text:p>
          </table:table-cell>
          <table:table-cell office:value-type="float" office:value="1212837.83" calcext:value-type="float">
            <text:p>1.212.837,83</text:p>
          </table:table-cell>
          <table:table-cell office:value-type="float" office:value="1228688.01" calcext:value-type="float">
            <text:p>1.228.688,01</text:p>
          </table:table-cell>
          <table:table-cell office:value-type="float" office:value="1214606.6" calcext:value-type="float">
            <text:p>1.214.606,6</text:p>
          </table:table-cell>
          <table:table-cell office:value-type="float" office:value="1219136.82" calcext:value-type="float">
            <text:p>1.219.136,82</text:p>
          </table:table-cell>
          <table:table-cell office:value-type="float" office:value="1353287.57" calcext:value-type="float">
            <text:p>1.353.287,57</text:p>
          </table:table-cell>
          <table:table-cell office:value-type="float" office:value="1456556.55" calcext:value-type="float">
            <text:p>1.456.556,55</text:p>
          </table:table-cell>
          <table:table-cell office:value-type="float" office:value="1503724.09" calcext:value-type="float">
            <text:p>1.503.724,09</text:p>
          </table:table-cell>
          <table:table-cell office:value-type="float" office:value="1560929.75" calcext:value-type="float">
            <text:p>1.560.929,75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0" number:min-decimal-places="0" number:min-integer-digits="1" number:decimal-replacement="" number:grouping="true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19:19:52.673000000</meta:creation-date>
    <dc:date>2022-12-22T19:22:53.989000000</dc:date>
    <meta:editing-duration>PT3M</meta:editing-duration>
    <meta:editing-cycles>3</meta:editing-cycles>
    <meta:generator>LibreOffice/7.3.4.2$Windows_X86_64 LibreOffice_project/728fec16bd5f605073805c3c9e7c4212a0120dc5</meta:generator>
    <meta:document-statistic meta:table-count="1" meta:cell-count="374" meta:object-count="0"/>
  </office:meta>
</office:document-meta>
</file>